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d0d0d0" draw:fill-color="#e8e8e8" draw:textarea-horizontal-align="justify" draw:textarea-vertical-align="middle" draw:auto-grow-height="false" fo:min-height="11.688cm" fo:min-width="28.772cm"/>
    </style:style>
    <style:style style:name="gr2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3" style:family="graphic" style:parent-style-name="standard">
      <style:graphic-properties draw:stroke="none" draw:fill-color="#62c400" draw:textarea-horizontal-align="justify" draw:textarea-vertical-align="middle" draw:auto-grow-height="false" fo:min-height="0.528cm" fo:min-width="1.278cm"/>
    </style:style>
    <style:style style:name="gr4" style:family="graphic" style:parent-style-name="standard">
      <style:graphic-properties draw:stroke="none" draw:fill-color="#d0d0d0" draw:textarea-horizontal-align="justify" draw:textarea-vertical-align="middle" draw:auto-grow-height="false" fo:min-height="0.528cm" fo:min-width="1.278cm"/>
    </style:style>
    <style:style style:name="gr5" style:family="graphic" style:parent-style-name="standard">
      <style:graphic-properties draw:stroke="none" draw:fill-color="#fe007f" draw:textarea-horizontal-align="justify" draw:textarea-vertical-align="middle" draw:auto-grow-height="false" fo:min-height="0.528cm" fo:min-width="1.278cm"/>
    </style:style>
    <style:style style:name="gr6" style:family="graphic" style:parent-style-name="objectwithoutfill">
      <style:graphic-properties svg:stroke-color="#008400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  <style:paragraph-properties style:writing-mode="lr-tb"/>
    </style:style>
    <style:style style:name="gr11" style:family="graphic" style:parent-style-name="standard">
      <style:graphic-properties svg:stroke-color="#000000" draw:fill-color="#62c400" draw:textarea-horizontal-align="justify" draw:textarea-vertical-align="middle" draw:auto-grow-height="false" fo:min-height="0.11cm" fo:min-width="0cm"/>
      <style:paragraph-properties style:writing-mode="lr-tb"/>
    </style:style>
    <style:style style:name="gr12" style:family="graphic" style:parent-style-name="standard">
      <style:graphic-properties svg:stroke-color="#000000" draw:fill-color="#d0d0d0" draw:textarea-horizontal-align="justify" draw:textarea-vertical-align="middle" draw:auto-grow-height="false" fo:min-height="0.11cm" fo:min-width="0cm"/>
      <style:paragraph-properties style:writing-mode="lr-tb"/>
    </style:style>
    <style:style style:name="gr13" style:family="graphic" style:parent-style-name="standard">
      <style:graphic-properties svg:stroke-color="#000000" draw:fill="solid" draw:fill-color="#d0d0d0" draw:textarea-horizontal-align="justify" draw:textarea-vertical-align="middle" draw:auto-grow-height="false" fo:min-height="0.11cm" fo:min-width="0cm"/>
      <style:paragraph-properties style:writing-mode="lr-tb"/>
    </style:style>
    <style:style style:name="gr14" style:family="graphic" style:parent-style-name="standard">
      <style:graphic-properties svg:stroke-color="#000000" draw:fill-color="#fe007f" draw:textarea-horizontal-align="justify" draw:textarea-vertical-align="middle" draw:auto-grow-height="false" fo:min-height="0.11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1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306cm" fo:min-width="4.18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1.257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8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603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62cm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57cm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ffffff" draw:auto-grow-height="true" draw:auto-grow-width="false" fo:max-height="0cm" fo:min-height="1.18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03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589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2cm"/>
      <style:paragraph-properties style:writing-mode="lr-tb"/>
    </style:style>
    <style:style style:name="gr27" style:family="graphic" style:parent-style-name="objectwithoutfill">
      <style:graphic-properties draw:stroke="none" svg:stroke-color="#0072e4" draw:fill="solid" draw:fill-color="#007ffe" draw:textarea-vertical-align="middle"/>
    </style:style>
    <style:style style:name="gr28" style:family="graphic" style:parent-style-name="objectwithoutfill">
      <style:graphic-properties draw:stroke="none" draw:fill="solid" draw:fill-color="#007ffe" draw:textarea-vertical-align="middle"/>
    </style:style>
    <style:style style:name="gr29" style:family="graphic" style:parent-style-name="objectwithoutfill">
      <style:graphic-properties draw:stroke="solid" svg:stroke-color="#007ffe" draw:fill="solid" draw:fill-color="#007ffe" draw:textarea-vertical-align="middle"/>
    </style:style>
    <style:style style:name="gr3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5.401cm" fo:min-width="13.947cm"/>
      <style:paragraph-properties style:writing-mode="lr-tb"/>
    </style:style>
    <style:style style:name="gr31" style:family="graphic" style:parent-style-name="standard">
      <style:graphic-properties draw:stroke="none" draw:fill-color="#bedbf9" draw:textarea-horizontal-align="justify" draw:textarea-vertical-align="middle" draw:auto-grow-height="false" fo:min-height="1.898cm" fo:min-width="3.834cm"/>
      <style:paragraph-properties style:writing-mode="lr-tb"/>
    </style:style>
    <style:style style:name="gr32" style:family="graphic" style:parent-style-name="standard">
      <style:graphic-properties draw:stroke="none" draw:fill="none" fo:min-height="2.353cm"/>
      <style:paragraph-properties style:writing-mode="lr-tb"/>
    </style:style>
    <style:style style:name="gr33" style:family="graphic" style:parent-style-name="standard">
      <style:graphic-properties draw:stroke="none" draw:fill="none" fo:min-height="1.765cm"/>
      <style:paragraph-properties style:writing-mode="lr-tb"/>
    </style:style>
    <style:style style:name="gr34" style:family="graphic" style:parent-style-name="standard">
      <style:graphic-properties draw:stroke="none" draw:fill-color="#bedbf9" draw:textarea-horizontal-align="justify" draw:textarea-vertical-align="middle" draw:auto-grow-height="false" fo:min-height="1.782cm" fo:min-width="3.83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e8e8e8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62c400"/>
      <style:paragraph-properties fo:text-align="center"/>
    </style:style>
    <style:style style:name="P4" style:family="paragraph">
      <loext:graphic-properties draw:fill-color="#d0d0d0"/>
      <style:paragraph-properties fo:text-align="center"/>
    </style:style>
    <style:style style:name="P5" style:family="paragraph">
      <loext:graphic-properties draw:fill-color="#fe007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style:paragraph-properties fo:text-align="end"/>
      <style:text-properties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12" style:family="paragraph">
      <loext:graphic-properties draw:fill-color="#62c400"/>
      <style:paragraph-properties fo:text-align="center"/>
      <style:text-properties fo:font-size="10.5pt" style:font-size-asian="10.5pt" style:font-size-complex="10.5pt"/>
    </style:style>
    <style:style style:name="P13" style:family="paragraph">
      <loext:graphic-properties draw:fill-color="#d0d0d0"/>
      <style:paragraph-properties fo:text-align="center"/>
      <style:text-properties fo:font-size="10.5pt" style:font-size-asian="10.5pt" style:font-size-complex="10.5pt"/>
    </style:style>
    <style:style style:name="P14" style:family="paragraph">
      <loext:graphic-properties draw:fill="solid" draw:fill-color="#d0d0d0"/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-color="#fe007f"/>
      <style:paragraph-properties fo:text-align="center"/>
      <style:text-properties fo:font-size="10.5pt" style:font-size-asian="10.5pt" style:font-size-complex="10.5pt"/>
    </style:style>
    <style:style style:name="P16" style:family="paragraph">
      <style:paragraph-properties fo:text-align="center"/>
      <style:text-properties fo:font-size="15pt" style:font-size-asian="15pt" style:font-size-complex="15pt"/>
    </style:style>
    <style:style style:name="P17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text-properties fo:font-size="15pt" style:font-size-asian="15pt" style:font-size-complex="15pt"/>
    </style:style>
    <style:style style:name="P21" style:family="paragraph">
      <loext:graphic-properties draw:fill="solid" draw:fill-color="#007ffe"/>
      <style:paragraph-properties fo:text-align="center"/>
    </style:style>
    <style:style style:name="P22" style:family="paragraph">
      <loext:graphic-properties draw:fill-color="#bedbf9"/>
      <style:paragraph-properties fo:text-align="center"/>
      <style:text-properties fo:font-size="15pt" style:font-size-asian="15pt" style:font-size-complex="15pt"/>
    </style:style>
    <style:style style:name="P23" style:family="paragraph">
      <loext:graphic-properties draw:fill="none"/>
      <style:text-properties fo:font-size="15pt" style:font-size-asian="15pt" style:font-size-complex="15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272cm" svg:height="11.938cm" svg:x="-0.062cm" svg:y="11.4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78cm" svg:y1="4.456cm" svg:x2="1.678cm" svg:y2="2.678cm">
          <text:p/>
        </draw:line>
        <draw:line draw:style-name="gr2" draw:text-style-name="P2" draw:layer="layout" svg:x1="1.678cm" svg:y1="4.456cm" svg:x2="4.472cm" svg:y2="4.456cm">
          <text:p/>
        </draw:line>
        <draw:line draw:style-name="gr2" draw:text-style-name="P2" draw:layer="layout" svg:x1="1.678cm" svg:y1="7.396cm" svg:x2="1.678cm" svg:y2="5.618cm">
          <text:p/>
        </draw:line>
        <draw:line draw:style-name="gr2" draw:text-style-name="P2" draw:layer="layout" svg:x1="1.678cm" svg:y1="7.396cm" svg:x2="4.472cm" svg:y2="7.396cm">
          <text:p/>
        </draw:line>
        <draw:line draw:style-name="gr2" draw:text-style-name="P2" draw:layer="layout" svg:x1="1.703cm" svg:y1="10.471cm" svg:x2="1.703cm" svg:y2="8.693cm">
          <text:p/>
        </draw:line>
        <draw:line draw:style-name="gr2" draw:text-style-name="P2" draw:layer="layout" svg:x1="1.703cm" svg:y1="10.471cm" svg:x2="4.497cm" svg:y2="10.471cm">
          <text:p/>
        </draw:line>
        <draw:custom-shape draw:style-name="gr3" draw:text-style-name="P3" draw:layer="layout" svg:width="1.778cm" svg:height="0.778cm" svg:x="2.032cm" svg:y="3.6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778cm" svg:x="1.932cm" svg:y="6.6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78cm" svg:height="0.778cm" svg:x="1.932cm" svg:y="9.69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286cm" svg:y1="7.556cm" svg:x2="2.286cm" svg:y2="6.17cm">
          <text:p/>
        </draw:line>
        <draw:line draw:style-name="gr6" draw:text-style-name="P6" draw:layer="layout" svg:x1="2.886cm" svg:y1="7.556cm" svg:x2="2.886cm" svg:y2="6.17cm">
          <text:p/>
        </draw:line>
        <draw:line draw:style-name="gr6" draw:text-style-name="P6" draw:layer="layout" svg:x1="3.486cm" svg:y1="7.556cm" svg:x2="3.486cm" svg:y2="6.17cm">
          <text:p/>
        </draw:line>
        <draw:line draw:style-name="gr6" draw:text-style-name="P6" draw:layer="layout" svg:x1="2.286cm" svg:y1="10.656cm" svg:x2="2.286cm" svg:y2="9.27cm">
          <text:p/>
        </draw:line>
        <draw:line draw:style-name="gr6" draw:text-style-name="P6" draw:layer="layout" svg:x1="2.886cm" svg:y1="10.656cm" svg:x2="2.886cm" svg:y2="9.27cm">
          <text:p/>
        </draw:line>
        <draw:line draw:style-name="gr6" draw:text-style-name="P6" draw:layer="layout" svg:x1="3.486cm" svg:y1="10.656cm" svg:x2="3.486cm" svg:y2="9.27cm">
          <text:p/>
        </draw:line>
        <draw:line draw:style-name="gr6" draw:text-style-name="P6" draw:layer="layout" svg:x1="2.286cm" svg:y1="4.656cm" svg:x2="2.286cm" svg:y2="3.27cm">
          <text:p/>
        </draw:line>
        <draw:line draw:style-name="gr6" draw:text-style-name="P6" draw:layer="layout" svg:x1="2.886cm" svg:y1="4.656cm" svg:x2="2.886cm" svg:y2="3.27cm">
          <text:p/>
        </draw:line>
        <draw:line draw:style-name="gr6" draw:text-style-name="P6" draw:layer="layout" svg:x1="3.486cm" svg:y1="4.656cm" svg:x2="3.486cm" svg:y2="3.27cm">
          <text:p/>
        </draw:line>
        <draw:frame draw:style-name="gr7" draw:text-style-name="P8" draw:layer="layout" svg:width="5.588cm" svg:height="0.962cm" svg:x="0.77cm" svg:y="2cm">
          <draw:text-box>
            <text:p text:style-name="P7"><text:span text:style-name="T1">Number of agents</text:span></text:p>
          </draw:text-box>
        </draw:frame>
        <draw:frame draw:style-name="gr7" draw:text-style-name="P8" draw:layer="layout" svg:width="5.588cm" svg:height="0.962cm" svg:x="0.77cm" svg:y="4.9cm">
          <draw:text-box>
            <text:p text:style-name="P7"><text:span text:style-name="T1">Send </text:span><text:span text:style-name="T1">inter</text:span><text:span text:style-name="T1">val </text:span></text:p>
          </draw:text-box>
        </draw:frame>
        <draw:frame draw:style-name="gr8" draw:text-style-name="P8" draw:layer="layout" svg:width="5.988cm" svg:height="1.427cm" svg:x="-0.03cm" svg:y="7.9cm">
          <draw:text-box>
            <text:p text:style-name="P9"><text:span text:style-name="T1">Transmis</text:span><text:span text:style-name="T1">sion </text:span><text:span text:style-name="T1">power </text:span><text:span text:style-name="T2">(control)</text:span></text:p>
          </draw:text-box>
        </draw:frame>
        <draw:line draw:style-name="gr9" draw:text-style-name="P6" draw:layer="layout" svg:x1="5.696cm" svg:y1="3.332cm" svg:x2="7.22cm" svg:y2="4.348cm">
          <text:p/>
        </draw:line>
        <draw:line draw:style-name="gr9" draw:text-style-name="P6" draw:layer="layout" svg:x1="5.342cm" svg:y1="6.126cm" svg:x2="7.12cm" svg:y2="6.126cm">
          <text:p/>
        </draw:line>
        <draw:line draw:style-name="gr9" draw:text-style-name="P6" draw:layer="layout" svg:x1="6.204cm" svg:y1="9.074cm" svg:x2="7.22cm" svg:y2="8.312cm">
          <text:p/>
        </draw:line>
        <draw:line draw:style-name="gr6" draw:text-style-name="P6" draw:layer="layout" svg:x1="9.606cm" svg:y1="4.864cm" svg:x2="9.606cm" svg:y2="7.15cm">
          <text:p/>
        </draw:line>
        <draw:line draw:style-name="gr6" draw:text-style-name="P6" draw:layer="layout" svg:x1="10.606cm" svg:y1="5.05cm" svg:x2="10.606cm" svg:y2="7.15cm">
          <text:p/>
        </draw:line>
        <draw:line draw:style-name="gr6" draw:text-style-name="P6" draw:layer="layout" svg:x1="11.606cm" svg:y1="5.05cm" svg:x2="11.606cm" svg:y2="7.15cm">
          <text:p/>
        </draw:line>
        <draw:line draw:style-name="gr6" draw:text-style-name="P6" draw:layer="layout" svg:x1="11.606cm" svg:y1="7.15cm" svg:x2="9.59cm" svg:y2="7.15cm">
          <text:p/>
        </draw:line>
        <draw:line draw:style-name="gr6" draw:text-style-name="P6" draw:layer="layout" svg:x1="11.606cm" svg:y1="5.05cm" svg:x2="9.59cm" svg:y2="5.05cm">
          <text:p/>
        </draw:line>
        <draw:line draw:style-name="gr6" draw:text-style-name="P6" draw:layer="layout" svg:x1="11.608cm" svg:y1="7.152cm" svg:x2="9.592cm" svg:y2="7.152cm">
          <text:p/>
        </draw:line>
        <draw:custom-shape draw:style-name="gr10" draw:text-style-name="P11" draw:layer="layout" svg:width="0.508cm" svg:height="0.508cm" svg:x="9.354cm" svg:y="6.812cm">
          <text:p text:style-name="P10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508cm" svg:height="0.508cm" svg:x="10.355cm" svg:y="6.813cm">
          <text:p text:style-name="P10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07cm" svg:y1="5.365cm" svg:x2="9.107cm" svg:y2="7.651cm">
          <text:p/>
        </draw:line>
        <draw:line draw:style-name="gr6" draw:text-style-name="P6" draw:layer="layout" svg:x1="10.107cm" svg:y1="5.551cm" svg:x2="10.107cm" svg:y2="7.651cm">
          <text:p/>
        </draw:line>
        <draw:line draw:style-name="gr6" draw:text-style-name="P6" draw:layer="layout" svg:x1="11.107cm" svg:y1="5.551cm" svg:x2="11.107cm" svg:y2="7.651cm">
          <text:p/>
        </draw:line>
        <draw:line draw:style-name="gr6" draw:text-style-name="P6" draw:layer="layout" svg:x1="11.107cm" svg:y1="7.651cm" svg:x2="9.091cm" svg:y2="7.651cm">
          <text:p/>
        </draw:line>
        <draw:line draw:style-name="gr6" draw:text-style-name="P6" draw:layer="layout" svg:x1="11.107cm" svg:y1="6.551cm" svg:x2="9.091cm" svg:y2="6.551cm">
          <text:p/>
        </draw:line>
        <draw:line draw:style-name="gr6" draw:text-style-name="P6" draw:layer="layout" svg:x1="11.107cm" svg:y1="5.551cm" svg:x2="9.091cm" svg:y2="5.551cm">
          <text:p/>
        </draw:line>
        <draw:line draw:style-name="gr6" draw:text-style-name="P6" draw:layer="layout" svg:x1="11.108cm" svg:y1="6.552cm" svg:x2="9.092cm" svg:y2="6.552cm">
          <text:p/>
        </draw:line>
        <draw:line draw:style-name="gr6" draw:text-style-name="P6" draw:layer="layout" svg:x1="11.109cm" svg:y1="7.653cm" svg:x2="9.093cm" svg:y2="7.653cm">
          <text:p/>
        </draw:line>
        <draw:line draw:style-name="gr6" draw:text-style-name="P6" draw:layer="layout" svg:x1="8.608cm" svg:y1="5.966cm" svg:x2="8.608cm" svg:y2="8.252cm">
          <text:p/>
        </draw:line>
        <draw:line draw:style-name="gr6" draw:text-style-name="P6" draw:layer="layout" svg:x1="9.608cm" svg:y1="6.152cm" svg:x2="9.608cm" svg:y2="8.252cm">
          <text:p/>
        </draw:line>
        <draw:line draw:style-name="gr6" draw:text-style-name="P6" draw:layer="layout" svg:x1="10.608cm" svg:y1="6.152cm" svg:x2="10.608cm" svg:y2="8.252cm">
          <text:p/>
        </draw:line>
        <draw:line draw:style-name="gr6" draw:text-style-name="P6" draw:layer="layout" svg:x1="10.608cm" svg:y1="8.252cm" svg:x2="8.592cm" svg:y2="8.252cm">
          <text:p/>
        </draw:line>
        <draw:line draw:style-name="gr6" draw:text-style-name="P6" draw:layer="layout" svg:x1="10.608cm" svg:y1="7.152cm" svg:x2="8.592cm" svg:y2="7.152cm">
          <text:p/>
        </draw:line>
        <draw:line draw:style-name="gr6" draw:text-style-name="P6" draw:layer="layout" svg:x1="11.355cm" svg:y1="6.05cm" svg:x2="8.592cm" svg:y2="6.052cm">
          <text:p/>
        </draw:line>
        <draw:line draw:style-name="gr6" draw:text-style-name="P6" draw:layer="layout" svg:x1="10.609cm" svg:y1="7.153cm" svg:x2="8.593cm" svg:y2="7.153cm">
          <text:p/>
        </draw:line>
        <draw:line draw:style-name="gr6" draw:text-style-name="P6" draw:layer="layout" svg:x1="10.61cm" svg:y1="8.254cm" svg:x2="8.594cm" svg:y2="8.254cm">
          <text:p/>
        </draw:line>
        <draw:custom-shape draw:style-name="gr11" draw:text-style-name="P12" draw:layer="layout" svg:width="0.508cm" svg:height="0.508cm" svg:x="8.356cm" svg:y="7.914cm">
          <text:p text:style-name="P10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508cm" svg:height="0.508cm" svg:x="9.357cm" svg:y="7.915cm">
          <text:p text:style-name="P10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8.592cm" svg:y1="6.152cm" svg:x2="9.606cm" svg:y2="5.05cm">
          <text:p/>
        </draw:line>
        <draw:line draw:style-name="gr6" draw:text-style-name="P6" draw:layer="layout" svg:x1="8.592cm" svg:y1="7.152cm" svg:x2="9.606cm" svg:y2="6.05cm">
          <text:p/>
        </draw:line>
        <draw:line draw:style-name="gr6" draw:text-style-name="P6" draw:layer="layout" svg:x1="8.592cm" svg:y1="8.252cm" svg:x2="9.606cm" svg:y2="7.15cm">
          <text:p/>
        </draw:line>
        <draw:line draw:style-name="gr6" draw:text-style-name="P6" draw:layer="layout" svg:x1="9.592cm" svg:y1="8.252cm" svg:x2="10.606cm" svg:y2="7.15cm">
          <text:p/>
        </draw:line>
        <draw:line draw:style-name="gr6" draw:text-style-name="P6" draw:layer="layout" svg:x1="10.592cm" svg:y1="8.252cm" svg:x2="11.606cm" svg:y2="7.15cm">
          <text:p/>
        </draw:line>
        <draw:line draw:style-name="gr6" draw:text-style-name="P6" draw:layer="layout" svg:x1="10.592cm" svg:y1="7.152cm" svg:x2="11.606cm" svg:y2="6.05cm">
          <text:p/>
        </draw:line>
        <draw:line draw:style-name="gr6" draw:text-style-name="P6" draw:layer="layout" svg:x1="9.592cm" svg:y1="7.152cm" svg:x2="10.606cm" svg:y2="6.05cm">
          <text:p/>
        </draw:line>
        <draw:line draw:style-name="gr6" draw:text-style-name="P6" draw:layer="layout" svg:x1="9.592cm" svg:y1="6.052cm" svg:x2="10.606cm" svg:y2="4.95cm">
          <text:p/>
        </draw:line>
        <draw:line draw:style-name="gr6" draw:text-style-name="P6" draw:layer="layout" svg:x1="10.592cm" svg:y1="6.052cm" svg:x2="11.606cm" svg:y2="4.95cm">
          <text:p/>
        </draw:line>
        <draw:custom-shape draw:style-name="gr11" draw:text-style-name="P12" draw:layer="layout" svg:width="0.508cm" svg:height="0.508cm" svg:x="8.354cm" svg:y="5.812cm">
          <text:p text:style-name="P10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508cm" svg:height="0.508cm" svg:x="9.355cm" svg:y="5.813cm">
          <text:p text:style-name="P10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508cm" svg:height="0.508cm" svg:x="10.356cm" svg:y="5.814cm">
          <text:p text:style-name="P10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508cm" svg:height="0.508cm" svg:x="8.355cm" svg:y="6.813cm">
          <text:p text:style-name="P10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508cm" svg:height="0.508cm" svg:x="9.356cm" svg:y="6.814cm">
          <text:p text:style-name="P10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508cm" svg:height="0.508cm" svg:x="10.357cm" svg:y="6.815cm">
          <text:p text:style-name="P10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10.855cm" svg:y="5.213cm">
          <text:p text:style-name="P10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9.854cm" svg:y="5.212cm">
          <text:p text:style-name="P10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08cm" svg:height="0.508cm" svg:x="8.853cm" svg:y="5.211cm">
          <text:p text:style-name="P10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508cm" svg:height="0.508cm" svg:x="10.358cm" svg:y="7.916cm">
          <text:p text:style-name="P10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8.854cm" svg:y="6.212cm">
          <text:p text:style-name="P10"><text:span text:style-name="T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9.855cm" svg:y="6.213cm">
          <text:p text:style-name="P10"><text:span text:style-name="T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10.856cm" svg:y="6.214cm">
          <text:p text:style-name="P10"><text:span text:style-name="T3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8.855cm" svg:y="7.313cm">
          <text:p text:style-name="P10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9.856cm" svg:y="7.314cm">
          <text:p text:style-name="P10"><text:span text:style-name="T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508cm" svg:height="0.508cm" svg:x="10.857cm" svg:y="7.315cm">
          <text:p text:style-name="P10"><text:span text:style-name="T3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08cm" svg:height="0.508cm" svg:x="11.355cm" svg:y="5.713cm">
          <text:p text:style-name="P10"><text:span text:style-name="T3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08cm" svg:height="0.508cm" svg:x="11.356cm" svg:y="6.814cm">
          <text:p text:style-name="P10"><text:span text:style-name="T3">2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08cm" svg:height="0.508cm" svg:x="9.352cm" svg:y="4.71cm">
          <text:p text:style-name="P10"><text:span text:style-name="T3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08cm" svg:height="0.508cm" svg:x="10.353cm" svg:y="4.711cm">
          <text:p text:style-name="P10"><text:span text:style-name="T3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508cm" svg:height="0.508cm" svg:x="11.354cm" svg:y="4.712cm">
          <text:p text:style-name="P10"><text:span text:style-name="T3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6.858cm" svg:height="2.603cm" svg:x="7.828cm" svg:y="2.216cm">
          <draw:text-box>
            <text:p text:style-name="P7"><text:span text:style-name="T1">Pol</text:span><text:span text:style-name="T1">yno</text:span><text:span text:style-name="T1">mia</text:span><text:span text:style-name="T1">l </text:span><text:span text:style-name="T1">cha</text:span><text:span text:style-name="T1">os </text:span><text:span text:style-name="T1">exp</text:span><text:span text:style-name="T1">ans</text:span><text:span text:style-name="T1">ion </text:span><text:span text:style-name="T1">(or</text:span><text:span text:style-name="T1">der </text:span><text:span text:style-name="T1">= </text:span><text:span text:style-name="T1">2):</text:span></text:p>
            <text:p text:style-name="P7"><text:span text:style-name="T1">27 </text:span><text:span text:style-name="T1">sa</text:span><text:span text:style-name="T1">mpl</text:span><text:span text:style-name="T1">es</text:span></text:p>
          </draw:text-box>
        </draw:frame>
        <draw:line draw:style-name="gr9" draw:text-style-name="P6" draw:layer="layout" svg:x1="12.408cm" svg:y1="6.48cm" svg:x2="14.17cm" svg:y2="6.48cm">
          <text:p/>
        </draw:line>
        <draw:custom-shape draw:style-name="gr16" draw:text-style-name="P17" draw:layer="layout" svg:width="4.68cm" svg:height="2.556cm" svg:x="14.486cm" svg:y="5.71cm">
          <text:p text:style-name="P16"><text:span text:style-name="T4">Simulation </text:span><text:span text:style-name="T4">run </text:span></text:p>
          <text:p text:style-name="P16"><text:span text:style-name="T1">(no </text:span><text:span text:style-name="T1">repetition)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6.858cm" svg:height="2.603cm" svg:x="14.594cm" svg:y="4.839cm">
          <draw:text-box>
            <text:p text:style-name="P7"><text:span text:style-name="T1">For each sample:</text:span></text:p>
          </draw:text-box>
        </draw:frame>
        <draw:line draw:style-name="gr9" draw:text-style-name="P6" draw:layer="layout" svg:x1="19.55cm" svg:y1="5.726cm" svg:x2="21.328cm" svg:y2="3.694cm">
          <text:p/>
        </draw:line>
        <draw:frame draw:style-name="gr17" draw:text-style-name="P8" draw:layer="layout" svg:width="6.839cm" svg:height="1.507cm" svg:x="21.652cm" svg:y="2.949cm">
          <draw:text-box>
            <text:p text:style-name="P7"><text:span text:style-name="T1">Dissemination time (all agents)</text:span></text:p>
          </draw:text-box>
        </draw:frame>
        <draw:frame draw:style-name="gr8" draw:text-style-name="P19" draw:layer="layout" svg:width="6.604cm" svg:height="1.427cm" svg:x="0.754cm" svg:y="1.1cm">
          <draw:text-box>
            <text:p text:style-name="P18"><text:span text:style-name="T4">Uncertain parameters</text:span></text:p>
          </draw:text-box>
        </draw:frame>
        <draw:frame draw:style-name="gr8" draw:text-style-name="P19" draw:layer="layout" svg:width="6.604cm" svg:height="1.427cm" svg:x="21.582cm" svg:y="1.154cm">
          <draw:text-box>
            <text:p text:style-name="P18"><text:span text:style-name="T4">Quan</text:span><text:span text:style-name="T4">tities </text:span><text:span text:style-name="T4">of </text:span><text:span text:style-name="T4">intere</text:span><text:span text:style-name="T4">st </text:span><text:span text:style-name="T4">(simu</text:span><text:span text:style-name="T4">lation </text:span><text:span text:style-name="T4">outpu</text:span><text:span text:style-name="T4">t)</text:span></text:p>
          </draw:text-box>
        </draw:frame>
        <draw:frame draw:style-name="gr18" draw:text-style-name="P8" draw:layer="layout" svg:width="6.839cm" svg:height="1.43cm" svg:x="21.652cm" svg:y="4.85cm">
          <draw:text-box>
            <text:p text:style-name="P7"><text:span text:style-name="T1">Disse</text:span><text:span text:style-name="T1">minati</text:span><text:span text:style-name="T1">on </text:span><text:span text:style-name="T1">time </text:span><text:span text:style-name="T1">(only </text:span><text:span text:style-name="T1">agent</text:span><text:span text:style-name="T1">s in </text:span><text:span text:style-name="T1">inform</text:span><text:span text:style-name="T1">ation </text:span><text:span text:style-name="T1">area)</text:span></text:p>
          </draw:text-box>
        </draw:frame>
        <draw:frame draw:style-name="gr19" draw:text-style-name="P8" draw:layer="layout" svg:width="6.839cm" svg:height="0.853cm" svg:x="21.652cm" svg:y="6.551cm">
          <draw:text-box>
            <text:p text:style-name="P7"><text:span text:style-name="T1">Max. </text:span><text:span text:style-name="T1">packe</text:span><text:span text:style-name="T1">t life </text:span><text:span text:style-name="T1">time </text:span></text:p>
          </draw:text-box>
        </draw:frame>
        <draw:frame draw:style-name="gr20" draw:text-style-name="P8" draw:layer="layout" svg:width="6.839cm" svg:height="0.839cm" svg:x="21.652cm" svg:y="7.753cm">
          <draw:text-box>
            <text:p text:style-name="P7"><text:span text:style-name="T1">Media</text:span><text:span text:style-name="T1">n </text:span><text:span text:style-name="T1">packe</text:span><text:span text:style-name="T1">t life </text:span><text:span text:style-name="T1">time</text:span></text:p>
          </draw:text-box>
        </draw:frame>
        <draw:frame draw:style-name="gr20" draw:text-style-name="P8" draw:layer="layout" svg:width="6.839cm" svg:height="0.839cm" svg:x="21.652cm" svg:y="8.853cm">
          <draw:text-box>
            <text:p text:style-name="P7"><text:span text:style-name="T1">Min. </text:span><text:span text:style-name="T1">packe</text:span><text:span text:style-name="T1">t life </text:span><text:span text:style-name="T1">time</text:span></text:p>
          </draw:text-box>
        </draw:frame>
        <draw:frame draw:style-name="gr21" draw:text-style-name="P8" draw:layer="layout" svg:width="6.839cm" svg:height="0.87cm" svg:x="21.652cm" svg:y="10.036cm">
          <draw:text-box>
            <text:p text:style-name="P7"><text:span text:style-name="T1">Nu</text:span><text:span text:style-name="T1">m</text:span><text:span text:style-name="T1">be</text:span><text:span text:style-name="T1">r </text:span><text:span text:style-name="T1">of </text:span><text:span text:style-name="T1">ag</text:span><text:span text:style-name="T1">en</text:span><text:span text:style-name="T1">ts </text:span><text:span text:style-name="T2">(c</text:span><text:span text:style-name="T2">on</text:span><text:span text:style-name="T2">tro</text:span><text:span text:style-name="T2">l)</text:span></text:p>
          </draw:text-box>
        </draw:frame>
        <draw:line draw:style-name="gr9" draw:text-style-name="P6" draw:layer="layout" svg:x1="19.55cm" svg:y1="6.234cm" svg:x2="21.452cm" svg:y2="5.726cm">
          <text:p/>
        </draw:line>
        <draw:line draw:style-name="gr9" draw:text-style-name="P6" draw:layer="layout" svg:x1="19.55cm" svg:y1="6.888cm" svg:x2="21.452cm" svg:y2="6.888cm">
          <text:p/>
        </draw:line>
        <draw:line draw:style-name="gr9" draw:text-style-name="P6" draw:layer="layout" svg:x1="19.55cm" svg:y1="7.388cm" svg:x2="21.328cm" svg:y2="8.266cm">
          <text:p/>
        </draw:line>
        <draw:line draw:style-name="gr9" draw:text-style-name="P6" draw:layer="layout" svg:x1="19.55cm" svg:y1="8.012cm" svg:x2="21.328cm" svg:y2="9.282cm">
          <text:p/>
        </draw:line>
        <draw:line draw:style-name="gr9" draw:text-style-name="P6" draw:layer="layout" svg:x1="19.55cm" svg:y1="8.52cm" svg:x2="21.328cm" svg:y2="10.682cm">
          <text:p/>
        </draw:line>
        <draw:frame draw:style-name="gr22" draw:text-style-name="P20" draw:layer="layout" svg:width="6.839cm" svg:height="1.507cm" svg:x="1.052cm" svg:y="14.35cm">
          <draw:text-box>
            <text:p text:style-name="P7"><text:span text:style-name="T1">Disse</text:span><text:span text:style-name="T1">minati</text:span><text:span text:style-name="T1">on </text:span><text:span text:style-name="T1">time </text:span><text:span text:style-name="T1">(all </text:span><text:span text:style-name="T1">agent</text:span><text:span text:style-name="T1">s)</text:span></text:p>
          </draw:text-box>
        </draw:frame>
        <draw:frame draw:style-name="gr8" draw:text-style-name="P19" draw:layer="layout" svg:width="6.604cm" svg:height="1.427cm" svg:x="0.982cm" svg:y="12.755cm">
          <draw:text-box>
            <text:p text:style-name="P18"><text:span text:style-name="T4">Quantities of interest </text:span><text:span text:style-name="T4">(simulation output)</text:span></text:p>
          </draw:text-box>
        </draw:frame>
        <draw:frame draw:style-name="gr23" draw:text-style-name="P20" draw:layer="layout" svg:width="6.839cm" svg:height="1.43cm" svg:x="1.052cm" svg:y="16.151cm">
          <draw:text-box>
            <text:p text:style-name="P7"><text:span text:style-name="T1">Dissemination time (only </text:span><text:span text:style-name="T1">agents in information area)</text:span></text:p>
          </draw:text-box>
        </draw:frame>
        <draw:frame draw:style-name="gr24" draw:text-style-name="P20" draw:layer="layout" svg:width="6.839cm" svg:height="0.853cm" svg:x="1.052cm" svg:y="17.952cm">
          <draw:text-box>
            <text:p text:style-name="P7"><text:span text:style-name="T1">Max. packet life time </text:span></text:p>
          </draw:text-box>
        </draw:frame>
        <draw:frame draw:style-name="gr25" draw:text-style-name="P20" draw:layer="layout" svg:width="6.839cm" svg:height="0.839cm" svg:x="1.052cm" svg:y="19.354cm">
          <draw:text-box>
            <text:p text:style-name="P7"><text:span text:style-name="T1">Median packet life time</text:span></text:p>
          </draw:text-box>
        </draw:frame>
        <draw:frame draw:style-name="gr25" draw:text-style-name="P20" draw:layer="layout" svg:width="6.839cm" svg:height="0.839cm" svg:x="1.052cm" svg:y="20.754cm">
          <draw:text-box>
            <text:p text:style-name="P7"><text:span text:style-name="T1">Min. packet life time</text:span></text:p>
          </draw:text-box>
        </draw:frame>
        <draw:frame draw:style-name="gr26" draw:text-style-name="P20" draw:layer="layout" svg:width="6.839cm" svg:height="0.87cm" svg:x="1.052cm" svg:y="22.137cm">
          <draw:text-box>
            <text:p text:style-name="P7"><text:span text:style-name="T1">Number of agents </text:span><text:span text:style-name="T2">(control)</text:span></text:p>
          </draw:text-box>
        </draw:frame>
        <draw:line draw:style-name="gr9" draw:text-style-name="P6" draw:layer="layout" svg:x1="8.474cm" svg:y1="15.095cm" svg:x2="10.506cm" svg:y2="15.095cm">
          <text:p/>
        </draw:line>
        <draw:path draw:style-name="gr27" draw:text-style-name="P21" draw:layer="layout" svg:width="1.015cm" svg:height="1.655cm" draw:transform="rotate (1.5707963267949) translate (11.0819714780634cm 15.703273126982cm)" svg:viewBox="0 0 1016 1656" svg:d="M315 26c287-134 447 280 382 519-100 367 565 466 218 665-320 182 147 740-363 248-250-240-152-466-146-705 14-516-527 210-381-353l200-291z">
          <text:p/>
        </draw:path>
        <draw:path draw:style-name="gr28" draw:text-style-name="P21" draw:layer="layout" svg:width="1.652cm" svg:height="0.885cm" draw:transform="skewX (-0.231256125889249) rotate (0.355698101556444) translate (10.8110929685158cm 16.8511096708032cm)" svg:viewBox="0 0 1653 886" svg:d="M1 238c354-1 604 238 937 282 426 56 307-575 589-516 276 58 34 480-121 706-233 339-609 89-898 62-234-22-672-188-445-483l13-20z">
          <text:p/>
        </draw:path>
        <draw:path draw:style-name="gr29" draw:text-style-name="P21" draw:layer="layout" svg:width="0.825cm" svg:height="1.068cm" draw:transform="rotate (1.5707963267949) translate (11.415cm 18.805cm)" svg:viewBox="0 0 826 1069" svg:d="M16 0c207 62 449-98 637 125 151 179 129 400 171 609 35 176-382 570-124 143 91-152 112-366 62-537-74-250-351-141-529-215l-155-36-78-89z">
          <text:p/>
        </draw:path>
        <draw:path draw:style-name="gr28" draw:text-style-name="P21" draw:layer="layout" svg:width="1.293cm" svg:height="1.325cm" draw:transform="skewX (-0.0602138591938044) rotate (-0.620988147859583) translate (11.65279458364cm 18.8150329694441cm)" svg:viewBox="0 0 1294 1326" svg:d="M0 824c273 38 479-182 683-361 203-179-259-605 331-416 573 184 94 402 56 606-47 257-229 454-416 608-285 235-389-229-539-382l-109-86z">
          <text:p/>
        </draw:path>
        <draw:path draw:style-name="gr28" draw:text-style-name="P21" draw:layer="layout" svg:width="1.213cm" svg:height="0.914cm" draw:transform="skewX (-0.173834793498635) rotate (0.889943385591909) translate (11.1427051293122cm 21.4042689866465cm)" svg:viewBox="0 0 1214 915" svg:d="M27 0c178 53 376 12 548 86 171 73 332-109 417 21 84 128 106 274 118 422 7 79 274 578-75 306-169-132-314-47-506-68-171-19-310-85-356-254-39-147-113-278-173-414l7-84z">
          <text:p/>
        </draw:path>
        <draw:path draw:style-name="gr28" draw:text-style-name="P21" draw:layer="layout" svg:width="1.051cm" svg:height="1.701cm" draw:transform="skewX (0.298102236240631) rotate (2.07310208551886) translate (11.4584002168901cm 23.0654667327371cm)" svg:viewBox="0 0 1052 1702" svg:d="M226 103c259-126 621-202 791 174 143 316-206 493-227 771-20 263-156 869-343 576-156-246-164-736-442-774l-5-315 62-254 195-135z">
          <text:p/>
        </draw:path>
        <draw:line draw:style-name="gr9" draw:text-style-name="P6" draw:layer="layout" svg:x1="8.474cm" svg:y1="16.795cm" svg:x2="10.506cm" svg:y2="16.795cm">
          <text:p/>
        </draw:line>
        <draw:line draw:style-name="gr9" draw:text-style-name="P6" draw:layer="layout" svg:x1="8.474cm" svg:y1="18.395cm" svg:x2="10.506cm" svg:y2="18.395cm">
          <text:p/>
        </draw:line>
        <draw:line draw:style-name="gr9" draw:text-style-name="P6" draw:layer="layout" svg:x1="8.474cm" svg:y1="19.795cm" svg:x2="10.506cm" svg:y2="19.795cm">
          <text:p/>
        </draw:line>
        <draw:line draw:style-name="gr9" draw:text-style-name="P6" draw:layer="layout" svg:x1="8.474cm" svg:y1="21.195cm" svg:x2="10.506cm" svg:y2="21.195cm">
          <text:p/>
        </draw:line>
        <draw:line draw:style-name="gr9" draw:text-style-name="P6" draw:layer="layout" svg:x1="8.474cm" svg:y1="22.495cm" svg:x2="10.506cm" svg:y2="22.495cm">
          <text:p/>
        </draw:line>
        <draw:frame draw:style-name="gr8" draw:text-style-name="P19" draw:layer="layout" svg:width="6.604cm" svg:height="1.427cm" svg:x="9.29cm" svg:y="12.801cm">
          <draw:text-box>
            <text:p text:style-name="P18"><text:span text:style-name="T4">Polynomial chaos </text:span><text:span text:style-name="T4">expansions</text:span></text:p>
          </draw:text-box>
        </draw:frame>
        <draw:custom-shape draw:style-name="gr30" draw:text-style-name="P17" draw:layer="layout" svg:width="14.447cm" svg:height="5.651cm" svg:x="14.062cm" svg:y="15.886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8.763cm" svg:height="2.603cm" svg:x="17.574cm" svg:y="14.933cm">
          <draw:text-box>
            <text:p text:style-name="P7"><text:span text:style-name="T1">For each quantity of </text:span><text:span text:style-name="T1">interest:</text:span></text:p>
          </draw:text-box>
        </draw:frame>
        <draw:custom-shape draw:style-name="gr31" draw:text-style-name="P22" draw:layer="layout" svg:width="4.334cm" svg:height="2.148cm" svg:x="17.62cm" svg:y="16.695cm">
          <text:p text:style-name="P16"><text:span text:style-name="T1">Global sensitivity </text:span></text:p>
          <text:p text:style-name="P16"><text:span text:style-name="T1">analysis </text:span></text:p>
          <draw:enhanced-geometry svg:viewBox="0 0 21600 21600" draw:type="rectangle" draw:enhanced-path="M 0 0 L 21600 0 21600 21600 0 21600 0 0 Z N"/>
        </draw:custom-shape>
        <draw:frame draw:style-name="gr32" draw:text-style-name="P23" draw:layer="layout" svg:width="5.932cm" svg:height="2.603cm" svg:x="23.34cm" svg:y="17.134cm">
          <draw:text-box>
            <text:p text:style-name="P7"><text:span text:style-name="T1">First and </text:span><text:span text:style-name="T1">total </text:span><text:span text:style-name="T1">order </text:span><text:span text:style-name="T1">sensitivit</text:span><text:span text:style-name="T1">y index </text:span><text:span text:style-name="T1">for each </text:span><text:span text:style-name="T1">paramet</text:span><text:span text:style-name="T1">er</text:span></text:p>
          </draw:text-box>
        </draw:frame>
        <draw:path draw:style-name="gr28" draw:text-style-name="P21" draw:layer="layout" svg:width="1.368cm" svg:height="1.541cm" draw:transform="skewX (0.0568977336150152) rotate (1.95843395366284) translate (14.9027604327724cm 19.5947715194599cm)" svg:viewBox="0 0 1369 1542" svg:d="M77 197c360 48 692-379 1031-104 255 207 379 737 111 904-240 150-733-56-839 323-184 662-534-351-300-520l106-301-171-355-15-34z">
          <text:p/>
        </draw:path>
        <draw:line draw:style-name="gr9" draw:text-style-name="P6" draw:layer="layout" svg:x1="16.429cm" svg:y1="18.489cm" svg:x2="17.41cm" svg:y2="17.981cm">
          <text:p/>
        </draw:line>
        <draw:line draw:style-name="gr9" draw:text-style-name="P6" draw:layer="layout" svg:x1="22.043cm" svg:y1="18.034cm" svg:x2="23.247cm" svg:y2="18.034cm">
          <text:p/>
        </draw:line>
        <draw:frame draw:style-name="gr33" draw:text-style-name="P23" draw:layer="layout" svg:width="5.21cm" svg:height="2.015cm" svg:x="23.34cm" svg:y="19.335cm">
          <draw:text-box>
            <text:p text:style-name="P7"><text:span text:style-name="T1">Statistical moments of the </text:span><text:span text:style-name="T1">quantity of interest </text:span></text:p>
          </draw:text-box>
        </draw:frame>
        <draw:custom-shape draw:style-name="gr34" draw:text-style-name="P22" draw:layer="layout" svg:width="4.334cm" svg:height="2.032cm" svg:x="17.62cm" svg:y="19.251cm">
          <text:p text:style-name="P16"><text:span text:style-name="T1">Forward </text:span></text:p>
          <text:p text:style-name="P16"><text:span text:style-name="T1">propaga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2.138cm" svg:y1="20.234cm" svg:x2="23.342cm" svg:y2="20.234cm">
          <text:p/>
        </draw:line>
        <draw:line draw:style-name="gr9" draw:text-style-name="P6" draw:layer="layout" svg:x1="16.429cm" svg:y1="19.451cm" svg:x2="17.41cm" svg:y2="19.959cm">
          <text:p/>
        </draw:line>
        <draw:frame draw:style-name="gr7" draw:text-style-name="P24" draw:layer="layout" svg:width="13.716cm" svg:height="0.962cm" svg:x="0.4cm" svg:y="0.1cm">
          <draw:text-box>
            <text:p>Step 1: Create and run samples</text:p>
          </draw:text-box>
        </draw:frame>
        <draw:frame draw:style-name="gr35" draw:text-style-name="P24" draw:layer="layout" svg:width="24.384cm" svg:height="1.673cm" svg:x="0.4cm" svg:y="11.592cm">
          <draw:text-box>
            <text:p>Step 2: Construct polynomial chaos expansion and quantify uncertainties</text:p>
          </draw:text-box>
        </draw:fram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21cm" fo:page-height="23.3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Default" style:page-layout-name="PM1" draw:style-name="Mdp1">
      <draw:frame presentation:style-name="Default-title" draw:layer="backgroundobjects" svg:width="25.191cm" svg:height="1.696cm" svg:x="1.399cm" svg:y="0.405cm" presentation:class="title" presentation:placeholder="true">
        <draw:text-box/>
      </draw:frame>
      <draw:frame presentation:style-name="Default-outline1" draw:layer="backgroundobjects" svg:width="25.191cm" svg:height="5.892cm" svg:x="1.399cm" svg:y="2.377cm" presentation:class="outline" presentation:placeholder="true">
        <draw:text-box/>
      </draw:frame>
      <draw:frame presentation:style-name="Mpr1" draw:text-style-name="MP2" draw:layer="backgroundobjects" svg:width="6.521cm" svg:height="0.7cm" svg:x="1.399cm" svg:y="9.2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0.7cm" svg:x="9.572cm" svg:y="9.2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0.7cm" svg:x="20.069cm" svg:y="9.2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9T09:05:12.234025965</meta:creation-date>
    <dc:date>2023-11-09T10:07:58.211982722</dc:date>
    <meta:editing-duration>PT20M16S</meta:editing-duration>
    <meta:editing-cycles>8</meta:editing-cycles>
    <meta:generator>LibreOffice/6.4.7.2$Linux_X86_64 LibreOffice_project/40$Build-2</meta:generator>
    <meta:document-statistic meta:object-count="155"/>
  </office:meta>
</office:document-meta>
</file>